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MS Gothic1" svg:font-family="'MS Gothi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Heading_20_1">
      <style:text-properties officeooo:rsid="0014d262" officeooo:paragraph-rsid="0014d262"/>
    </style:style>
    <style:style style:name="P2" style:family="paragraph" style:parent-style-name="Text_20_body">
      <style:text-properties officeooo:rsid="0014d262" officeooo:paragraph-rsid="0014d262"/>
    </style:style>
    <style:style style:name="T1" style:family="text">
      <style:text-properties fo:color="#80008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1. Jak grać w Cypher System</text:h>
      <text:p text:style-name="P2">Zasady Cypher System sącałkiem proste i cała rozgrywka bazuje na ledwie kilku podstawowych konceptach.</text:p>
      <text:p text:style-name="P2">Ten rozdział zapewnia krótkie wyjaśnienie jak grać w tę grę, i jest przydatny dla dopiero uczących się rozgrywki. Kiedy zrozumiesz już podstawowe koncepty, będziesz pewnie chcieć przeczytać <text:span text:style-name="Source_20_Text"><text:span text:style-name="T1">Zasady Gry</text:span></text:span> po więcej szczegółów. </text:p>
      <text:p text:style-name="P2">Cypher System korzysta z kości dwudziestościennej (k20) by określić wynik większości akcji. Za każdym razem, gdy wymagany jest rzut, a nie podano kości, rzuć k20.</text:p>
      <text:p text:style-name="P2">Mistrz Gry określa stopień trudności danego zadania. Istnieje 10 stopni trudności. Tak więc, trudnosć można określić na skali od 1 do 10.</text:p>
      <text:p text:style-name="P2">Każda trudność ma minimalny wynik powiązany z sobą. Minimalny wynik to zawsze 3x stopień trudności, więc stopień trudności 1 ma minimalny wynik 3, a stopień trudności 4 ma minimalny wynik 12. By odnieść sukces, należy wyrzucić minimalny wynik lub więcej danego ST. Patrz Tabela Stopnie Trudności po więcej danych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MS Gothic1" svg:font-family="'MS Gothi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MS Gothic1" style:font-family-asian="'MS 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Gothic1" style:font-family-asian="'MS Gothi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2T00:50:39.171000000</meta:creation-date>
    <dc:date>2023-10-02T00:58:17.672000000</dc:date>
    <meta:editing-duration>PT7M40S</meta:editing-duration>
    <meta:editing-cycles>1</meta:editing-cycles>
    <meta:document-statistic meta:table-count="0" meta:image-count="0" meta:object-count="0" meta:page-count="1" meta:paragraph-count="6" meta:word-count="148" meta:character-count="964" meta:non-whitespace-character-count="821"/>
    <meta:generator>LibreOffice/7.1.4.2$Windows_X86_64 LibreOffice_project/a529a4fab45b75fefc5b6226684193eb000654f6</meta:generator>
  </office:meta>
</office:document-meta>
</file>